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8571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1.3173in" fo:break-before="auto" style:use-optimal-row-height="true"/>
    </style:style>
    <style:style style:name="ro11" style:family="table-row">
      <style:table-row-properties style:row-height="0.9516in" fo:break-before="auto" style:use-optimal-row-height="true"/>
    </style:style>
    <style:style style:name="ro12" style:family="table-row">
      <style:table-row-properties style:row-height="0.9409in" fo:break-before="auto" style:use-optimal-row-height="true"/>
    </style:style>
    <style:style style:name="ro13" style:family="table-row">
      <style:table-row-properties style:row-height="1.4953in" fo:break-before="auto" style:use-optimal-row-height="true"/>
    </style:style>
    <style:style style:name="ro14" style:family="table-row">
      <style:table-row-properties style:row-height="1.2965in" fo:break-before="auto" style:use-optimal-row-height="true"/>
    </style:style>
    <style:style style:name="ro15" style:family="table-row">
      <style:table-row-properties style:row-height="1.3071in" fo:break-before="auto" style:use-optimal-row-height="true"/>
    </style:style>
    <style:style style:name="ro16" style:family="table-row">
      <style:table-row-properties style:row-height="0.7528in" fo:break-before="auto" style:use-optimal-row-height="true"/>
    </style:style>
    <style:style style:name="ro17" style:family="table-row">
      <style:table-row-properties style:row-height="1.1291in" fo:break-before="auto" style:use-optimal-row-height="true"/>
    </style:style>
    <style:style style:name="ro18" style:family="table-row">
      <style:table-row-properties style:row-height="0.9307in" fo:break-before="auto" style:use-optimal-row-height="true"/>
    </style:style>
    <style:style style:name="ro19" style:family="table-row">
      <style:table-row-properties style:row-height="1.4846in" fo:break-before="auto" style:use-optimal-row-height="true"/>
    </style:style>
    <style:style style:name="ro20" style:family="table-row">
      <style:table-row-properties style:row-height="0.7736in" fo:break-before="auto" style:use-optimal-row-height="true"/>
    </style:style>
    <style:style style:name="ro21" style:family="table-row">
      <style:table-row-properties style:row-height="0.7634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1.5055in" fo:break-before="auto" style:use-optimal-row-height="true"/>
    </style:style>
    <style:style style:name="ro24" style:family="table-row">
      <style:table-row-properties style:row-height="2.1917in" fo:break-before="auto" style:use-optimal-row-height="true"/>
    </style:style>
    <style:style style:name="ro25" style:family="table-row">
      <style:table-row-properties style:row-height="2.8693in" fo:break-before="auto" style:use-optimal-row-height="true"/>
    </style:style>
    <style:style style:name="ro26" style:family="table-row">
      <style:table-row-properties style:row-height="2.702in" fo:break-before="auto" style:use-optimal-row-height="true"/>
    </style:style>
    <style:style style:name="ro27" style:family="table-row">
      <style:table-row-properties style:row-height="3.3717in" fo:break-before="auto" style:use-optimal-row-height="true"/>
    </style:style>
    <style:style style:name="ro28" style:family="table-row">
      <style:table-row-properties style:row-height="2.5264in" fo:break-before="auto" style:use-optimal-row-height="true"/>
    </style:style>
    <style:style style:name="ro29" style:family="table-row">
      <style:table-row-properties style:row-height="3.2043in" fo:break-before="auto" style:use-optimal-row-height="true"/>
    </style:style>
    <style:style style:name="ro30" style:family="table-row">
      <style:table-row-properties style:row-height="3.0366in" fo:break-before="auto" style:use-optimal-row-height="true"/>
    </style:style>
    <style:style style:name="ro31" style:family="table-row">
      <style:table-row-properties style:row-height="2.3591in" fo:break-before="auto" style:use-optimal-row-height="true"/>
    </style:style>
    <style:style style:name="ro32" style:family="table-row">
      <style:table-row-properties style:row-height="2.0244in" fo:break-before="auto" style:use-optimal-row-height="true"/>
    </style:style>
    <style:style style:name="ro33" style:family="table-row">
      <style:table-row-properties style:row-height="1.6898in" fo:break-before="auto" style:use-optimal-row-height="true"/>
    </style:style>
    <style:style style:name="ro34" style:family="table-row">
      <style:table-row-properties style:row-height="3.539in" fo:break-before="auto" style:use-optimal-row-height="true"/>
    </style:style>
    <style:style style:name="ro35" style:family="table-row">
      <style:table-row-properties style:row-height="0.1925in" fo:break-before="auto" style:use-optimal-row-height="true"/>
    </style:style>
    <style:style style:name="ro36" style:family="table-row">
      <style:table-row-properties style:row-height="0.1917in" fo:break-before="auto" style:use-optimal-row-height="true"/>
    </style:style>
    <style:style style:name="ro37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装 ・ とそう ・ painting, coating</text:p>
            <text:p>上塗り ・ うわぬり ・ final coating of paint</text:p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 ・ うるし ・ lacquer</text:p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境 ・ せんきょう ・ fairyland, enchanted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糞っ垂れ ・ くそったれ ・ You shithead!</text:p>
            <text:p>しみっ垂れ ・ しみったれ ・ stinginess; miser</text:p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せる ・ のせる ・ [vt] pick up, load</text:p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お待ち兼ねの ・ おまちかねの ・ long-waited-for</text:p>
            <text:p>兼ね合い ・ かねあい ・ equilibrium, even balance</text:p>
            <text:p>申し兼ねますが ・ もうしかねますが ・ excuse me, but</text:p>
            <text:p>兼備する ・ けんびする ・ combine one thing with another </text:p>
            <text:p>兼行 ・ けんこう ・ doing simultan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>睡魔 ・ すいま ・ sleepiness, drowsiness</text:p>
            <text:p>熟睡 ・ じゅくすい ・ sound sleep</text:p>
            <text:p>昏睡状態 ・ こんすいじょうたい ・ comatose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眠る ・ ねむる ・ [vi] sleep; die</text:p>
            <text:p>眠たい ・ ねむたい ・ sleepy</text:p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送 ・ ゆうそう ・ mai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平衡錘 ・ へいこうすい ・ counterpoise, counterweight</text:p>
            <text:p>錘 ・ おもり ・ weight, plumb, sinker, plummet</text:p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香華 ・ こうげ ・ incense and flowers</text:p>
            <text:p>華麗な ・ かれいな ・ splendid, magnificent, resplendent, gorgeous</text:p>
            <text:p>豪華な ・ ごうかな ・ splendid, gorgeous, pompous</text:p>
            <text:p>散華する ・ さんげする ・ fall as flowers do, die a glorious de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食 ・ しんしょく ・ erosion, corrosion; encroachment</text:p>
            <text:p>侵略 ・ しんりゃく ・ invasion, aggression</text:p>
            <text:p>不可侵条約 ・ ふかしんじょうやく ・ nonaggression treaty</text:p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水浸し ・ みずびたし ・ submergence; being waterlogged</text:p>
            <text:p>浸し物 ・ ひたしもの ・ soy flavored boiled greens</text:p>
            <text:p>浸水 ・ しんすい ・ inundation, submergence</text:p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かし付ける ・ ねかしつける ・ [vt] lull a child to sleep</text:p>
            <text:p>寝返る ・ ねがえる ・ [vi] turn over in bed; go over to the enemy, betray, change sides</text:p>
            <text:p>寝る ・ ねる ・ [vi] sleep, go to bed</text:p>
            <text:p>寝袋 ・ ねぶくろ ・ sleeping bag</text:p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射する ・ そうしゃする ・ sweep with fire, mow down</text:p>
            <text:p>掃海 ・ そうかい ・ mine swee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新婦 ・ しんぷ ・ bride</text:p>
            <text:p>娼婦 ・ しょうふ ・ prostitute, harlot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日帰りする ・ ひがえりする ・ return on the same day, make a day’s trip</text:p>
            <text:p>帰化 ・ きか ・ naturalization immigration / of species </text:p>
            <text:p>帰依 ・ きえ ・ faith, devotion; conversion</text:p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り道 ・ もどりみち ・ the way back</text:p>
            <text:p>立ち戻る ・ たちもどる ・ return, come back</text:p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落涙する ・ らくるいする ・ shed tears</text:p>
            <text:p>涙雨 ・ なみだあめ ・ sprinkling rain</text:p>
            <text:p>涙金 ・ なみだきん ・ small sum of consolation money </text:p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影が射す ・ かげがさす ・ "[vi] cast ''shine"" a shadow on"</text:p>
            <text:p>射る ・ いる ・ [vt] shoot / let off an arrow </text:p>
            <text:p>射を学ぶ ・ しゃをまなぶ ・ learn archery</text:p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平謝り ・ ひらあやまり ・ humble apology</text:p>
            <text:p>薄謝 ・ はくしゃ ・ small remuneration / token of gratitude</text:p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不意討ち ・ ふいうち ・ surprise attack</text:p>
            <text:p>討ち入る ・ うちいる ・ raid, break into a house to kill the master </text:p>
            <text:p>追討する ・ ついとうする ・ hunt down and 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新訂 ・ しんてい ・ new revision</text:p>
            <text:p>増訂 ・ ぞうてい ・ new and revised edition</text:p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消す ・ うちけす ・ deny, negate, contradict</text:p>
            <text:p>刀を打つ ・ かたなをうつ ・ temper / forge a sword</text:p>
            <text:p>電報を打つ ・ でんぽうをうつ ・ send a telegram</text:p>
            <text:p>打算 ・ ださん ・ calculation, self-interest, selfishness</text:p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撃沈する ・ げきちんする ・ attack and sink a ship</text:p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手拭き ・ てふき ・ hand towel</text:p>
            <text:p>口を拭う ・ くちをぬぐう ・ wipe one’s mouth</text:p>
            <text:p>尻拭い ・ しりぬぐい ・ bearing consequences of so. else’s error</text:p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抵抗を 試みる ・ ていこうを こころみる ・ put up resistance</text:p>
            <text:p>試す ・ ためす ・ [vt] try out , test</text:p>
            <text:p>力を試す ・ ちからをためす ・ try one’s streng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出する ・ けんしゅつする ・ detect, find</text:p>
            <text:p>検証 ・ けんしょう ・ verification, identification; inspection</text:p>
            <text:p>検定 ・ けんてい ・ examination; official approv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場 ・ しけんじょう ・ examination hall / room; laboratory</text:p>
            <text:p>実験室 ・ じっけんしつ ・ laboratory</text:p>
            <text:p>経験 ・ けいけん ・ experi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顔 ・ けわしいかお ・ grim face</text:p>
            <text:p>冒険 ・ ぼうけん ・ adventure, risk</text:p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真剣な ・ しんけんな ・ serious, earnest</text:p>
            <text:p>手裏剣 ・ しゅりけん ・ throwing knife</text:p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>渓谷 ・ けいこく ・ ravine, valley, canyon</text:p>
            <text:p>峡谷 ・ きょうこく ・ gorge, ravine, canyon, valley</text:p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欲 ・ よく ・ desire, craving; avarice, greed</text:p>
            <text:p>欲する ・ ほっする ・ [vt] want, desire</text:p>
            <text:p>欲張り ・ よくばり ・ greed[y]</text:p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水浴びする ・ みずあびする ・ bathe in cold water</text:p>
            <text:p>海水浴 ・ かいすいよく ・ sea bathing</text:p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受容する ・ じゅようする ・ receive, accept</text:p>
            <text:p>美容院 ・ びよういん ・ beauty salon</text:p>
            <text:p>容態 ・ ようだい ・ one’s condition, state of health </text:p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水溶性の ・ すいようせいの ・ water soluble</text:p>
            <text:p>溶かす ・ とかす ・ [vt] dissolve, liquefy, [s]melt sugar, metal, snow, … </text:p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>俗っぽい ・ ぞくっぽい ・ common, vulgar</text:p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える ・ あまえる ・ [vi] play the baby to , be coquettish; fawn on a person </text:p>
            <text:p>甘えた調子で ・ あまえたちょうしで ・ in a coquettish tone</text:p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地 ・ こんじ ・ dark blue ground; dark blue cloth</text:p>
            <text:p>紺青 ・ こんじょう ・ Prussian / deep blue</text:p>
            <text:p>紫紺 ・ しこん ・ purplish blu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紅色 ・ べにいろ ・ red, crimson</text:p>
            <text:p>紅 ・ くれない ・ crimson, deep red, scarlet</text:p>
            <text:p>紅衛兵 ・ こうえいへい ・ Red Guards</text:p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略 ・ こうりゃく ・ capture, conquest; invasion</text:p>
            <text:p>攻究 ・ こうきゅう ・ investigation, research</text:p>
            <text:p>正攻法 ・ せいこうほう ・ regular tactics for attack</text:p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功罪 ・ こうざい ・ merits and demerits</text:p>
            <text:p>功利主義 ・ こうりしゅぎ ・ utilitarianism</text:p>
            <text:p>勲功 ・ くんこう ・ distinguished services, merit</text:p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言 ・ こうげん ・ flattery</text:p>
            <text:p>悧巧な ・ りこうな ・ clever, bright, sharp, shrewd</text:p>
            <text:p>巧妙な ・ こうみょうな ・ skillful, ingenious, clever</text:p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朽ち果てる ・ くちはてる ・ decay completely; rot [rust] away; rusticate oneself</text:p>
            <text:p>朽ち葉 ・ くちば ・ decayed leaves</text:p>
            <text:p>腐朽 ・ ふきゅう ・ deterioration, deca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立ち枯れの ・ たちがれの ・ blighted, withered</text:p>
            <text:p>枯れる ・ かれる ・ [vi] die, wither</text:p>
            <text:p>栄枯盛衰 ・ えいこせいすい ・ prosperity and decline, rise and fall</text:p>
            <text:p>枯渇 ・ こかつ ・ drying up, running dry; exhaustion, deple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点 ・ おてん ・ disgrace, flaw; stain, blot</text:p>
            <text:p>汚職 ・ おしょく ・ corruption, bribery esp. by officials </text:p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>升売り ・ ますうり ・ selling something by the boxful in a wooden masu box </text:p>
            <text:p>一升 ・ ひとます ・ one square / cell on a grid </text:p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弁当 ・ べんとう ・ box lunch</text:p>
            <text:p>自弁する ・ じべんする ・ pay one’s own expenses</text:p>
            <text:p>合弁 ・ ごうべん ・ joint management / venture</text:p>
            <text:p>思弁 ・ しべん ・ speculation</text:p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降口 ・ しょうこうぐち ・ entrance, hatchway</text:p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頂 ・ とうちょう ・ climbing to the summit</text:p>
            <text:p>登高する ・ とうこうする ・ climb up</text:p>
            <text:p>登校 ・ とうこう ・ attending school</text:p>
            <text:p>登楼する ・ とうろうする ・ go into a tall building; visit a brothel</text:p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ます ・ すます ・ [vt] (make clear; look grave, unconcerned strain as one’s ears </text:p>
            <text:p>澄み切った ・ すみきった ・ perfectly clear</text:p>
            <text:p>澄まし顔 ・ すましがお ・ smug face</text:p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補充する ・ ほじゅうする ・ supplement, replenish, recruit</text:p>
            <text:p>充実した ・ じゅうじつした ・ full, complete, rich</text:p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声 ・ じゅうせい ・ sound of gunfire</text:p>
            <text:p>拳銃 ・ けんじゅう ・ pistol, handgun</text:p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計 ・ とうけい ・ statistics</text:p>
            <text:p>統合する ・ とうごうする ・ integrate, combine, unify</text:p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二流 ・ にりゅう ・ second-rate</text:p>
            <text:p>流れ星 ・ ながれぼし ・ shooting star, meteor</text:p>
            <text:p>川流れ ・ かわながれ ・ being carried away by a current</text:p>
            <text:p>流し ・ ながし ・ sink; bath attendant; strolling musician; cruising taxi</text:p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安 ・ りゅうあん ・ ammonium sulfate</text:p>
            <text:p>硫化する ・ りゅうかする ・ sulfurize</text:p>
            <text:p>脱硫 ・ だつりゅう ・ desulfuriz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想 ・ もうそう ・ wild idea [fancy] , paranoiac delusion</text:p>
            <text:p>盲動 ・ もうどう ・ acting blindly</text:p>
            <text:p>盲導犬 ・ もうどうけん ・ guide / Seeing Eye dog</text:p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失する ・ ぼうしつする ・ forget, lose</text:p>
            <text:p>忘れっぽい ・ わすれっぽい ・ forgetful, have a bad memory</text:p>
            <text:p>備忘 ・ びぼう ・ reminder</text:p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繁忙である ・ はんぼうである ・ be busy, fully occupi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野 ・ こうや ・ wilderness, the wilds, wasteland</text:p>
            <text:p>荒れ地 ・ あれち ・ wilderness</text:p>
            <text:p>荒涼たる ・ こうりょうたる ・ desolate, dreary</text:p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恐慌 ・ きょうこう ・ panic, scare, alarm</text:p>
            <text:p>慌てふためく ・ あわてふためく ・ be all in a flurry, hurry-scurry, act helter-skelter</text:p>
            <text:p>慌て者 ・ あわてもの ・ flutterer, scatterbrain, bustling fellow</text:p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ましい ・ のぞましい ・ desirable, welcome</text:p>
            <text:p>望見する ・ ぼうけんする ・ watch from afar</text:p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少な ・ きしょうな ・ scarce, rare</text:p>
            <text:p>希求する ・ ききゅうする ・ aspire to, seek, demand</text:p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概括する ・ がいかつする ・ summarize, sum up, generalize</text:p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留 ・ こうりゅう ・ penal detention up to 30 days </text:p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集する ・ しゅうしゅうする ・ gather, collect</text:p>
            <text:p>収拾する ・ しゅうしゅうする ・ get under control, save the situation </text:p>
            <text:p>拾い物 ・ ひろいもの ・ sth. picked up / found; bargain</text:p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ごみ捨て ・ ごみすて ・ dumping refuse / ground; garbage pit</text:p>
            <text:p>用捨 ・ ようしゃ ・ adoption or rejection, choice, o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軍 ・ こぐん ・ lone force isolated / forlorn </text:p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圧 ・ だんあつ ・ op-, suppression</text:p>
            <text:p>連弾 ・ れんだん ・ 4-handed performance on the piano </text:p>
            <text:p>弾道弾 ・ だんどうだん ・ ballistic missile</text:p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家系 ・ かけい ・ family line, lineage, ancestry</text:p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係留 ・ けいりゅう ・ mooring, anchorage</text:p>
            <text:p>面目に係る問題 ・ めんぼくにかかるもんだい ・ problem concerning one’s honor</text:p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孫 ・ まご ・ grandchild</text:p>
            <text:p>孫娘 ・ まごむすめ ・ granddaughter</text:p>
            <text:p>孫弟子 ・ まごでし ・ disciples of one’s discipl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懸賞 ・ けんしょう ・ prize competition; prize, reward</text:p>
            <text:p>懸崖 ・ けんがい ・ overhanging cliff</text:p>
            <text:p>懸ける ・ かける ・ [vt] stake one’s life , risk; offer / set a prize</text:p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り ・ かたより ・ deviation, offset; polarization</text:p>
            <text:p>偏差値 ・ へんさち ・ deviation value, standard score eg. for academic grades </text:p>
            <text:p>偏重する ・ へんちょうする ・ attach too much importance, overemphasize</text:p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路 ・ へんろ ・ pilgrim</text:p>
            <text:p>普遍的な ・ ふへんてきな ・ universal, omnipresent, ubiquitou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予告編 ・ よこくへん ・ preview, trailer</text:p>
            <text:p>編曲 ・ へんきょく ・ arrangement of a melody </text:p>
            <text:p>編入する ・ へんにゅうする ・ include, incorporate; admit</text:p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一篇の詩 ・ いっぺんのし ・ one poem</text:p>
            <text:p>予告篇 ・ よこくへん ・ preview, trai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及 ・ ふきゅう ・ diffusion, spread, propagation</text:p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採譜 ・ さいふ ・ recording a tune in musical notes </text:p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を辞する ・ しょくをじする ・ resign one’s post</text:p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り目 ・ おりめ ・ texture</text:p>
            <text:p>機織り ・ はたおり ・ weaver / -ing; grasshopper</text:p>
            <text:p>織り込む ・ おりこむ ・ interweave</text:p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識見 ・ しきけん ・ knowledge, judgment, discernment</text:p>
            <text:p>良識 ・ りょうしき ・ good sense</text:p>
            <text:p>有識者 ・ ゆうしきしゃ ・ learned people, the wise [informed, intellectual, …] </text:p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引退する ・ いんたいする ・ retire, go into retirement</text:p>
            <text:p>退廃的 ・ たいはいてき ・ decadent, degenerating</text:p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開眼 ・ かいげん ・ enlightenment</text:p>
            <text:p>開眼 ・ かいがん ・ opening one’s eyes to the truth</text:p>
            <text:p>眼 ・ まなこ ・ eye(ball)</text:p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慮 ・ ちりょ ・ foresight</text:p>
            <text:p>智者 ・ ちしゃ ・ wise man; learned pri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法 ・ にんぽう ・ art of making oneself invisible</text:p>
            <text:p>忍びやかな ・ しのびやかな ・ stealthy, secret</text:p>
            <text:p>忍び難い ・ しのびがたい ・ unbearable, intolerable</text:p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知 ・ にんち ・ recognition, acknowledgment</text:p>
            <text:p>認識 ・ にんしき ・ cognition, perception; understanding</text:p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欲求 ・ よっきゅう ・ want[s], desire, wish</text:p>
            <text:p>求婚 ・ きゅうこん ・ proposal of marriage</text:p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い ・ すくい ・ rescue, relief, help, salvation</text:p>
            <text:p>救済する ・ きゅうさいする ・ relieve, help; save, deliver</text:p>
            <text:p>救出 ・ きゅうしゅつ ・ rescue, relief; deliverance</text:p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庭球 ・ ていきゅう ・ tennis</text:p>
            <text:p>球 ・ たま ・ ball</text:p>
            <text:p>好球 ・ こうきゅう ・ good pitch</text:p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清純な ・ せいじゅんな ・ pure and innocent </text:p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る ・ にぶる ・ [vi] become dull; weaken</text:p>
            <text:p>鈍感 ・ どんかん ・ thickheadedness</text:p>
            <text:p>鈍い音 ・ にぶいおと ・ thick sound</text:p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使 ・ めしつかい ・ servant</text:p>
            <text:p>召集する ・ しょうしゅうする ・ call together</text:p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き ・ まねき ・ invitation, engagement</text:p>
            <text:p>招宴 ・ しょうえん ・ party invitation to a </text:p>
            <text:p>招集 ・ しょうしゅう ・ calling / convening meeting, assembly, congress, … </text:p>
            <text:p>手招き ・ てまねき ・ beckoning</text:p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 ・ ぬま ・ muddy pond, marsh</text:p>
            <text:p>泥沼 ・ どろぬま ・ bog; swamp of difficulties </text:p>
            <text:p>長沼 ・ ながぬま ・ Lake Naganuma</text:p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 ・ みことのり ・ imperial edict</text:p>
            <text:p>詔勅 ・ しょうちょく ・ imperial edict</text:p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然 ・ しょうぜん ・ manifest, clear,evident, obv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会する ・ しょうかいする ・ inquire, apply for information</text:p>
            <text:p>照れる ・ てれる ・ [vi] feel shy, be abashed</text:p>
            <text:p>照る ・ てる ・ [vi] shine; be fine</text:p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過 ・ ちょうか ・ excess</text:p>
            <text:p>超音速 ・ ちょうおんそく ・ supersonic speed</text:p>
            <text:p>超然たる ・ ちょうぜんたる ・ transcendental, standing aloof</text:p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十年越し ・ じゅうねんごし ・ of / over 10 years long </text:p>
            <text:p>持ち越す ・ もちこす ・ [vt] carry forward, bring over, defer</text:p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意趣 ・ いしゅ ・ spite, grudge, enmity; [originally:] purpose, meaning</text:p>
            <text:p>趣 ・ おもむき ・ charm, taste, flavor</text:p>
            <text:p>興趣 ・ きょうしゅ ・ taste, elegance, flavor</text:p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訥 ・ ぼくとつ ・ rugged hones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声 ・ かけごえ ・ shout to mark time, shout of encouragement</text:p>
            <text:p>掛け算 ・ かけざん ・ multiplication</text:p>
            <text:p>掛け軸 ・ かけじく ・ hanging scroll</text:p>
            <text:p>-掛かり ・ -がかり ・ combined, in a group of; requiring a period of time </text:p>
            <text:p>掛かり ・ かかり ・ expenses; scale, scope</text:p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果 ・ てきか ・ thinning out superfluous fruit</text:p>
            <text:p>摘み取る ・ つみとる ・ [vt] pick, pluck</text:p>
            <text:p>茶摘み ・ ちゃつみ ・ tea-pick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滴 ・ しずく ・ drop</text:p>
            <text:p>滴り落ちる ・ したたりおちる ・ trickle down</text:p>
            <text:p>滴水 ・ てきすい ・ water dripping</text:p>
            <text:p>水滴 ・ すいてき ・ water drop</text:p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出 ・ ちゃくしゅつ ・ legitimacy of birth </text:p>
            <text:p>嫡妻 ・ ちゃくさい ・ legitimate wife</text:p>
            <text:p>嫡室 ・ ちゃくしつ ・ legitimate wif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者 ・ てきしゃ ・ suitable person</text:p>
            <text:p>適時の ・ てきじの ・ timely, opportune</text:p>
            <text:p>適合する ・ てきごうする ・ suit, be fit, conform to </text:p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商売敵 ・ しょうばいがたき ・ business rival</text:p>
            <text:p>敵 ・ かたき ・ enemy</text:p>
            <text:p>不敵な ・ ふてきな ・ daring, dauntless</text:p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授かる ・ さずかる ・ [vt] be gifted with, granted; be taught</text:p>
            <text:p>授産 ・ じゅさん ・ providing with work, giving employment</text:p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媛 ・ ひめ ・ damsel, young lady of noble birth</text:p>
            <text:p>橘媛 ・ たちばなひめ ・ (woman in a Japanese myth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む ・ ゆるむ ・ [vi] slack(en), loosen, relax</text:p>
            <text:p>緩目の ・ ゆるめの ・ somewhat loose</text:p>
            <text:p>緩下剤 ・ かんげざい ・ lax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暖かい色 ・ あたたかいいろ ・ warm color</text:p>
            <text:p>暖流 ・ だんりゅう ・ warm current</text:p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察 ・ かんさつ ・ observation, supervision</text:p>
            <text:p>主観 ・ しゅかん ・ subject(ivity)</text:p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切に勧める ・ せつにすすめる ・ urge strongly</text:p>
            <text:p>勧め ・ すすめ ・ exhortation, encouragement</text:p>
            <text:p>勧誘する ・ かんゆうする ・ solicit, invite, canvass; induce, persuade</text:p>
            <text:p>勧奨する ・ かんしょうする ・ encourage, promote, stimulate</text:p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35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6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6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5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6">
          <table:table-cell table:number-columns-repeated="5"/>
          <table:table-cell table:style-name="ce61"/>
          <table:table-cell table:number-columns-repeated="58"/>
        </table:table-row>
        <table:table-row table:style-name="ro35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6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7" table:number-rows-repeated="1045769">
          <table:table-cell table:number-columns-repeated="64"/>
        </table:table-row>
        <table:table-row table:style-name="ro37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6T01:05:27.465000000</dc:date>
    <meta:editing-duration>P1DT17H49M3S</meta:editing-duration>
    <meta:editing-cycles>46</meta:editing-cycles>
    <meta:document-statistic meta:table-count="2" meta:cell-count="6813" meta:object-count="0"/>
  </office:meta>
</office:document-meta>
</file>